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24.48mm" style:rel-column-width="1388*"/>
    </style:style>
    <style:style style:name="Table3.C" style:family="table-column">
      <style:table-column-properties style:column-width="27.04mm" style:rel-column-width="1533*"/>
    </style:style>
    <style:style style:name="Table3.D" style:family="table-column">
      <style:table-column-properties style:column-width="57.03mm" style:rel-column-width="3233*"/>
    </style:style>
    <style:style style:name="Table3.E" style:family="table-column">
      <style:table-column-properties style:column-width="33.6mm" style:rel-column-width="190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24.48mm" style:rel-column-width="1388*"/>
    </style:style>
    <style:style style:name="Table1.C" style:family="table-column">
      <style:table-column-properties style:column-width="17.64mm" style:rel-column-width="1000*"/>
    </style:style>
    <style:style style:name="Table1.D" style:family="table-column">
      <style:table-column-properties style:column-width="74.37mm" style:rel-column-width="4216*"/>
    </style:style>
    <style:style style:name="Table1.E" style:family="table-column">
      <style:table-column-properties style:column-width="25.66mm" style:rel-column-width="1455*"/>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24.48mm" style:rel-column-width="1388*"/>
    </style:style>
    <style:style style:name="Table2.C" style:family="table-column">
      <style:table-column-properties style:column-width="27.04mm" style:rel-column-width="1533*"/>
    </style:style>
    <style:style style:name="Table2.D" style:family="table-column">
      <style:table-column-properties style:column-width="57.03mm" style:rel-column-width="3233*"/>
    </style:style>
    <style:style style:name="Table2.E" style:family="table-column">
      <style:table-column-properties style:column-width="33.6mm" style:rel-column-width="190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24.48mm" style:rel-column-width="1388*"/>
    </style:style>
    <style:style style:name="Table4.C" style:family="table-column">
      <style:table-column-properties style:column-width="15.88mm" style:rel-column-width="900*"/>
    </style:style>
    <style:style style:name="Table4.D" style:family="table-column">
      <style:table-column-properties style:column-width="68.19mm" style:rel-column-width="3866*"/>
    </style:style>
    <style:style style:name="Table4.E" style:family="table-column">
      <style:table-column-properties style:column-width="33.6mm" style:rel-column-width="1905*"/>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1pt solid #000000" fo:border-bottom="1pt solid #000000" style:writing-mode="lr-tb"/>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24.48mm" style:rel-column-width="1388*"/>
    </style:style>
    <style:style style:name="Table5.C" style:family="table-column">
      <style:table-column-properties style:column-width="19.1mm" style:rel-column-width="1083*"/>
    </style:style>
    <style:style style:name="Table5.D" style:family="table-column">
      <style:table-column-properties style:column-width="64.96mm" style:rel-column-width="3683*"/>
    </style:style>
    <style:style style:name="Table5.E" style:family="table-column">
      <style:table-column-properties style:column-width="33.6mm" style:rel-column-width="1905*"/>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24.48mm" style:rel-column-width="1388*"/>
    </style:style>
    <style:style style:name="Table6.C" style:family="table-column">
      <style:table-column-properties style:column-width="19.1mm" style:rel-column-width="1083*"/>
    </style:style>
    <style:style style:name="Table6.D" style:family="table-column">
      <style:table-column-properties style:column-width="64.96mm" style:rel-column-width="3683*"/>
    </style:style>
    <style:style style:name="Table6.E" style:family="table-column">
      <style:table-column-properties style:column-width="33.6mm" style:rel-column-width="1905*"/>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P1"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2" style:family="paragraph" style:parent-style-name="Standard">
      <style:text-properties officeooo:paragraph-rsid="013920f2"/>
    </style:style>
    <style:style style:name="P3" style:family="paragraph" style:parent-style-name="table_5f_body_5f_left">
      <style:text-properties officeooo:rsid="0136c70c" officeooo:paragraph-rsid="0136c70c"/>
    </style:style>
    <style:style style:name="P4" style:family="paragraph" style:parent-style-name="table_5f_body_5f_left">
      <style:text-properties officeooo:rsid="0136c70c" officeooo:paragraph-rsid="013839b0"/>
    </style:style>
    <style:style style:name="P5" style:family="paragraph" style:parent-style-name="table_5f_body_5f_left">
      <style:text-properties officeooo:rsid="0136c70c" officeooo:paragraph-rsid="013920f2"/>
    </style:style>
    <style:style style:name="P6" style:family="paragraph" style:parent-style-name="table_5f_body_5f_left">
      <style:text-properties officeooo:paragraph-rsid="013920f2"/>
    </style:style>
    <style:style style:name="P7" style:family="paragraph" style:parent-style-name="Normal">
      <style:paragraph-properties fo:margin-left="0mm" fo:margin-right="0.83mm" fo:text-indent="0mm" style:auto-text-indent="false"/>
      <style:text-properties fo:font-weight="bold" officeooo:paragraph-rsid="011f47df" style:font-weight-asian="bold" style:font-weight-complex="bold"/>
    </style:style>
    <style:style style:name="P8" style:family="paragraph" style:parent-style-name="Normal">
      <style:paragraph-properties fo:margin-left="0mm" fo:margin-right="0.83mm" fo:text-indent="0mm" style:auto-text-indent="false"/>
      <style:text-properties officeooo:paragraph-rsid="011f47df"/>
    </style:style>
    <style:style style:name="P9" style:family="paragraph" style:parent-style-name="Normal">
      <style:paragraph-properties fo:margin-left="0mm" fo:margin-right="0mm" fo:margin-top="0mm" fo:margin-bottom="0mm" loext:contextual-spacing="false" fo:line-height="107%" fo:text-indent="0mm" style:auto-text-indent="false"/>
    </style:style>
    <style:style style:name="P10"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11" style:family="paragraph" style:parent-style-name="Normal">
      <style:paragraph-properties fo:margin-left="0mm" fo:margin-right="0mm" fo:margin-top="0mm" fo:margin-bottom="0mm" loext:contextual-spacing="false" fo:line-height="107%" fo:text-indent="0mm" style:auto-text-indent="false"/>
      <style:text-properties officeooo:paragraph-rsid="013470dd"/>
    </style:style>
    <style:style style:name="P12" style:family="paragraph" style:parent-style-name="Normal">
      <style:paragraph-properties fo:margin-left="0mm" fo:margin-right="0mm" fo:margin-top="0mm" fo:margin-bottom="0mm" loext:contextual-spacing="false" fo:line-height="107%" fo:text-indent="0mm" style:auto-text-indent="false"/>
      <style:text-properties officeooo:paragraph-rsid="0136c70c"/>
    </style:style>
    <style:style style:name="P13" style:family="paragraph" style:parent-style-name="Normal">
      <style:paragraph-properties fo:margin-left="0mm" fo:margin-right="0mm" fo:margin-top="0mm" fo:margin-bottom="0mm" loext:contextual-spacing="false" fo:line-height="107%" fo:text-indent="0mm" style:auto-text-indent="false"/>
      <style:text-properties officeooo:paragraph-rsid="013839b0"/>
    </style:style>
    <style:style style:name="P14" style:family="paragraph" style:parent-style-name="Normal">
      <style:paragraph-properties fo:margin-left="0mm" fo:margin-right="0mm" fo:margin-top="0mm" fo:margin-bottom="0mm" loext:contextual-spacing="false" fo:line-height="107%" fo:text-indent="0mm" style:auto-text-indent="false"/>
      <style:text-properties officeooo:paragraph-rsid="013920f2"/>
    </style:style>
    <style:style style:name="P15" style:family="paragraph" style:parent-style-name="Normal">
      <style:paragraph-properties fo:margin-left="58.21mm" fo:margin-right="0mm" fo:margin-top="0mm" fo:margin-bottom="0mm" loext:contextual-spacing="false" fo:line-height="107%" fo:text-indent="-58.21mm" style:auto-text-indent="false">
        <style:tab-stops/>
      </style:paragraph-properties>
      <style:text-properties officeooo:paragraph-rsid="013470dd"/>
    </style:style>
    <style:style style:name="P16" style:family="paragraph" style:parent-style-name="Normal">
      <style:paragraph-properties fo:margin-left="0mm" fo:margin-right="31.57mm" fo:margin-top="0mm" fo:margin-bottom="0mm" loext:contextual-spacing="false" fo:line-height="107%" fo:text-indent="0mm" style:auto-text-indent="false"/>
      <style:text-properties officeooo:paragraph-rsid="0134f242"/>
    </style:style>
    <style:style style:name="P17" style:family="paragraph" style:parent-style-name="Normal">
      <style:paragraph-properties fo:margin-left="0mm" fo:margin-right="4.06mm" fo:margin-top="0mm" fo:margin-bottom="0mm" loext:contextual-spacing="false" fo:line-height="107%" fo:text-indent="0mm" style:auto-text-indent="false"/>
      <style:text-properties officeooo:paragraph-rsid="0134f242"/>
    </style:style>
    <style:style style:name="P18" style:family="paragraph" style:parent-style-name="Normal">
      <style:paragraph-properties fo:margin-left="0mm" fo:margin-right="1.34mm" fo:margin-top="0mm" fo:margin-bottom="0mm" loext:contextual-spacing="false" fo:line-height="107%" fo:text-indent="0mm" style:auto-text-indent="false"/>
      <style:text-properties officeooo:paragraph-rsid="013558ec"/>
    </style:style>
    <style:style style:name="P19" style:family="paragraph" style:parent-style-name="Normal">
      <style:paragraph-properties fo:margin-left="0mm" fo:margin-right="46.95mm" fo:margin-top="0mm" fo:margin-bottom="0mm" loext:contextual-spacing="false" fo:line-height="107%" fo:text-indent="0mm" style:auto-text-indent="false"/>
    </style:style>
    <style:style style:name="P20" style:family="paragraph" style:parent-style-name="Normal">
      <style:paragraph-properties fo:margin-left="0mm" fo:margin-right="1.48mm" fo:margin-top="0mm" fo:margin-bottom="0mm" loext:contextual-spacing="false" fo:line-height="107%" fo:text-indent="0mm" style:auto-text-indent="false"/>
      <style:text-properties officeooo:paragraph-rsid="0136c70c"/>
    </style:style>
    <style:style style:name="P21" style:family="paragraph" style:parent-style-name="Normal">
      <style:paragraph-properties fo:margin-left="0.02mm" fo:margin-right="6.4mm" fo:margin-top="0mm" fo:margin-bottom="0mm" loext:contextual-spacing="false" fo:line-height="107%" fo:text-indent="0mm" style:auto-text-indent="false">
        <style:tab-stops/>
      </style:paragraph-properties>
    </style:style>
    <style:style style:name="P22" style:family="paragraph" style:parent-style-name="Normal">
      <style:paragraph-properties fo:margin-left="0mm" fo:margin-right="8.54mm" fo:margin-top="0mm" fo:margin-bottom="0mm" loext:contextual-spacing="false" fo:line-height="107%" fo:text-indent="0mm" style:auto-text-indent="false"/>
      <style:text-properties officeooo:paragraph-rsid="013920f2"/>
    </style:style>
    <style:style style:name="P23" style:family="paragraph" style:parent-style-name="Heading_20_2">
      <style:text-properties officeooo:paragraph-rsid="013e4ed3"/>
    </style:style>
    <style:style style:name="P24" style:family="paragraph" style:parent-style-name="Heading_20_1" style:master-page-name="Right_20_Page">
      <style:paragraph-properties style:page-number="auto"/>
    </style:style>
    <style:style style:name="P25" style:family="paragraph" style:parent-style-name="Normal" style:list-style-name="L1">
      <style:paragraph-properties fo:margin-left="0mm" fo:margin-right="0mm" fo:margin-top="0mm" fo:margin-bottom="1.76mm" loext:contextual-spacing="false" fo:line-height="108%" fo:text-indent="-7.41mm" style:auto-text-indent="false"/>
    </style:style>
    <style:style style:name="P26" style:family="paragraph" style:parent-style-name="Normal" style:list-style-name="L1">
      <style:paragraph-properties fo:margin-left="0mm" fo:margin-right="0mm" fo:margin-top="0mm" fo:margin-bottom="0mm" loext:contextual-spacing="false" fo:line-height="107%" fo:text-indent="-7.41mm" style:auto-text-indent="false"/>
    </style:style>
    <style:style style:name="T1" style:family="text">
      <style:text-properties fo:color="#0000ff"/>
    </style:style>
    <style:style style:name="T2" style:family="text">
      <style:text-properties style:font-name="SimSun" fo:font-size="12pt" style:font-name-asian="SimSun" style:font-size-asian="12pt" style:font-name-complex="SimSun"/>
    </style:style>
    <style:style style:name="T3" style:family="text">
      <style:text-properties officeooo:rsid="013839b0"/>
    </style:style>
    <style:style style:name="T4" style:family="text">
      <style:text-properties officeooo:rsid="013920f2"/>
    </style:style>
    <style:style style:name="T5" style:family="text">
      <style:text-properties officeooo:rsid="013e4ed3"/>
    </style:style>
    <text:list-style style:name="L1">
      <text:list-level-style-bullet text:level="1" text:style-name="WW_5f_CharLFO154LVL1" text:bullet-char="">
        <style:list-level-properties text:list-level-position-and-space-mode="label-alignment">
          <style:list-level-label-alignment text:label-followed-by="listtab" fo:margin-left="7.41mm"/>
        </style:list-level-properties>
        <style:text-properties style:font-name="Wingdings"/>
      </text:list-level-style-bullet>
      <text:list-level-style-bullet text:level="2" text:style-name="WW_5f_CharLFO154LVL2" text:bullet-char="o">
        <style:list-level-properties text:list-level-position-and-space-mode="label-alignment">
          <style:list-level-label-alignment text:label-followed-by="listtab" fo:margin-left="19.05mm"/>
        </style:list-level-properties>
        <style:text-properties style:font-name="Wingdings"/>
      </text:list-level-style-bullet>
      <text:list-level-style-bullet text:level="3" text:style-name="WW_5f_CharLFO154LVL3" text:bullet-char="▪">
        <style:list-level-properties text:list-level-position-and-space-mode="label-alignment">
          <style:list-level-label-alignment text:label-followed-by="listtab" fo:margin-left="31.75mm"/>
        </style:list-level-properties>
        <style:text-properties style:font-name="Wingdings"/>
      </text:list-level-style-bullet>
      <text:list-level-style-bullet text:level="4" text:style-name="WW_5f_CharLFO154LVL4" text:bullet-char="•">
        <style:list-level-properties text:list-level-position-and-space-mode="label-alignment">
          <style:list-level-label-alignment text:label-followed-by="listtab" fo:margin-left="44.45mm"/>
        </style:list-level-properties>
        <style:text-properties style:font-name="Wingdings"/>
      </text:list-level-style-bullet>
      <text:list-level-style-bullet text:level="5" text:style-name="WW_5f_CharLFO154LVL5" text:bullet-char="o">
        <style:list-level-properties text:list-level-position-and-space-mode="label-alignment">
          <style:list-level-label-alignment text:label-followed-by="listtab" fo:margin-left="57.15mm"/>
        </style:list-level-properties>
        <style:text-properties style:font-name="Wingdings"/>
      </text:list-level-style-bullet>
      <text:list-level-style-bullet text:level="6" text:style-name="WW_5f_CharLFO154LVL6" text:bullet-char="▪">
        <style:list-level-properties text:list-level-position-and-space-mode="label-alignment">
          <style:list-level-label-alignment text:label-followed-by="listtab" fo:margin-left="69.85mm"/>
        </style:list-level-properties>
        <style:text-properties style:font-name="Wingdings"/>
      </text:list-level-style-bullet>
      <text:list-level-style-bullet text:level="7" text:style-name="WW_5f_CharLFO154LVL7" text:bullet-char="•">
        <style:list-level-properties text:list-level-position-and-space-mode="label-alignment">
          <style:list-level-label-alignment text:label-followed-by="listtab" fo:margin-left="82.55mm"/>
        </style:list-level-properties>
        <style:text-properties style:font-name="Wingdings"/>
      </text:list-level-style-bullet>
      <text:list-level-style-bullet text:level="8" text:style-name="WW_5f_CharLFO154LVL8" text:bullet-char="o">
        <style:list-level-properties text:list-level-position-and-space-mode="label-alignment">
          <style:list-level-label-alignment text:label-followed-by="listtab" fo:margin-left="95.25mm"/>
        </style:list-level-properties>
        <style:text-properties style:font-name="Wingdings"/>
      </text:list-level-style-bullet>
      <text:list-level-style-bullet text:level="9" text:style-name="WW_5f_CharLFO154LVL9" text:bullet-char="▪">
        <style:list-level-properties text:list-level-position-and-space-mode="label-alignment">
          <style:list-level-label-alignment text:label-followed-by="listtab"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43788312" text:style-name="Outline">
        <text:list-item>
          <text:h text:style-name="P24" text:outline-level="1"><text:bookmark text:name="_scpi_subsys_tim"/>:TIMebase Commands </text:h>
        </text:list-item>
      </text:list>
      <text:p text:style-name="P8"><text:s/></text:p>
      <text:p text:style-name="P8">The :TIMebase commands are used to set the horizontal parameters, such as enabling the delayed sweep and setting the horizontal timebase mode. </text:p>
      <text:p text:style-name="P8"><text:s/></text:p>
      <text:p text:style-name="P7">Command List: </text:p>
      <text:list xml:id="list1375089344" text:style-name="List_20_1">
        <text:list-item>
          <text:p text:style-name="List_20_1_20_Start"><text:a xlink:type="simple" xlink:href="#tim_del_enab" text:style-name="Internet_20_link" text:visited-style-name="Visited_20_Internet_20_Link">:TIMebase:DELay:ENABle</text:a></text:p>
        </text:list-item>
        <text:list-item>
          <text:p text:style-name="List_20_1"><text:a xlink:type="simple" xlink:href="#tim_del_offs" text:style-name="Internet_20_link" text:visited-style-name="Visited_20_Internet_20_Link">:TIMebase:DELay:OFFSet</text:a></text:p>
        </text:list-item>
        <text:list-item>
          <text:p text:style-name="List_20_1"><text:a xlink:type="simple" xlink:href="#tim_del_scal" text:style-name="Internet_20_link" text:visited-style-name="Visited_20_Internet_20_Link">:TIMebase:DELay:SCALe</text:a></text:p>
        </text:list-item>
        <text:list-item>
          <text:p text:style-name="List_20_1"><text:a xlink:type="simple" xlink:href="#tim_offs" text:style-name="Internet_20_link" text:visited-style-name="Visited_20_Internet_20_Link">:TIMebase[:MAIN]:OFFSet</text:a></text:p>
        </text:list-item>
        <text:list-item>
          <text:p text:style-name="List_20_1"><text:a xlink:type="simple" xlink:href="#tim_scal" text:style-name="Internet_20_link" text:visited-style-name="Visited_20_Internet_20_Link">:TIMebase[:MAIN]:SCALe</text:a></text:p>
        </text:list-item>
        <text:list-item>
          <text:p text:style-name="List_20_1_20_End"><text:a xlink:type="simple" xlink:href="#tim_mode" text:style-name="Internet_20_link" text:visited-style-name="Visited_20_Internet_20_Link">:TIMebase:MODE </text:a></text:p>
        </text:list-item>
      </text:list>
      <text:list xml:id="list212314795647932" text:continue-list="list1543788312" text:style-name="Outline">
        <text:list-item>
          <text:list>
            <text:list-item>
              <text:h text:style-name="Heading_20_2" text:outline-level="2"><text:bookmark text:name="tim_del_enab"/>:TIMebase:DELay:ENABle</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16"><text:bookmark text:name="_scpi_tim_del_enab"/>:TIMebase:DELay:ENABle &lt;bool&gt;</text:p>
            <text:p text:style-name="P16"><text:bookmark text:name="_scpi_tim_del_enab2"/>:TIMebase:DELay:ENABl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10">Enable or disable the delayed sweep, or query the status of the delayed sweep.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9">&lt;bool&gt; </text:p>
          </table:table-cell>
          <table:table-cell table:style-name="Table3.A1" office:value-type="string">
            <text:p text:style-name="P9">Bool </text:p>
          </table:table-cell>
          <table:table-cell table:style-name="Table3.A1" office:value-type="string">
            <text:p text:style-name="P9">{{1|ON}|{0|OFF}} </text:p>
          </table:table-cell>
          <table:table-cell table:style-name="Table3.A1" office:value-type="string">
            <text:p text:style-name="P1">0|OFF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p text:style-name="P9">Delayed sweep can be used to enlarge a length of waveform horizontally to view waveform details.<text:span text:style-name="Default_20_Paragraph_20_Font"><text:span text:style-name="T1"> </text:span></text:span></text:p>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9">The query returns 1 or 0.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9">:TIMebase:DELay:ENABle ON <text:s text:c="3"/>/*Enable the delayed sweep*/ </text:p>
            <text:p text:style-name="P9">:TIMebase:DELay:ENABle? <text:s text:c="5"/>/*The query returns 1*/ </text:p>
          </table:table-cell>
          <table:covered-table-cell/>
          <table:covered-table-cell/>
          <table:covered-table-cell/>
        </table:table-row>
      </table:table>
      <text:list xml:id="list212315068461650" text:continue-numbering="true" text:style-name="Outline">
        <text:list-item>
          <text:list>
            <text:list-item>
              <text:h text:style-name="P23" text:outline-level="2"><text:bookmark text:name="tim_del_offs"/>:TIMebase:DELay:<text:span text:style-name="T5">OFFSet</text:span></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17"><text:bookmark text:name="_scpi_tim_del_offs"/>:TIMebase:DELay:OFFSet &lt;offset&gt;</text:p>
            <text:p text:style-name="P17"><text:bookmark text:name="_scpi_tim_del_offs2"/>:TIMebase:DELay:OFFSet?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10">Set or query the delayed timebase offset. The default unit is s. <text:span text:style-name="Default_20_Paragraph_20_Font"><text:span text:style-name="T2"><text:s/></text:span></text:span></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9">&lt;offset&gt; </text:p>
          </table:table-cell>
          <table:table-cell table:style-name="Table1.A1" office:value-type="string">
            <text:p text:style-name="P9">Real </text:p>
          </table:table-cell>
          <table:table-cell table:style-name="Table1.A1" office:value-type="string">
            <text:p text:style-name="P18">-(LeftTime - DelayRange/2) to</text:p>
            <text:p text:style-name="P18">(RightTime - DelayRange/2) </text:p>
          </table:table-cell>
          <table:table-cell table:style-name="Table1.A1" office:value-type="string">
            <text:p text:style-name="P9">0 </text:p>
          </table:table-cell>
        </table:table-row>
        <table:table-row table:style-name="Table1.3">
          <table:table-cell table:style-name="Table1.A1" office:value-type="string">
            <text:p text:style-name="table_5f_body_5f_left">Explanation</text:p>
          </table:table-cell>
          <table:table-cell table:style-name="Table1.A1" table:number-columns-spanned="4" office:value-type="string">
            <text:p text:style-name="P9">LeftTime = 6×MainScale – MainOffset </text:p>
            <text:p text:style-name="P19">RightTime = 6×MainScale + MainOffset DelayRange = 12×DelayScale<text:span text:style-name="Default_20_Paragraph_20_Font"><text:span text:style-name="T1"> </text:span></text:span></text:p>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9">The query returns the offset in scientific notation.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9">:TIMebase:DELay:OFFSet 0.000002 <text:s text:c="2"/>/*Set the delayed timebase offset to 2μs*/ :TIMebase:DELay:OFFSet? <text:s text:c="9"/>/*The query returns 2.0000000e-06*/ </text:p>
          </table:table-cell>
          <table:covered-table-cell/>
          <table:covered-table-cell/>
          <table:covered-table-cell/>
        </table:table-row>
        <table:table-row table:style-name="Table1.3">
          <table:table-cell table:style-name="Table1.A1" office:value-type="string">
            <text:p text:style-name="P3">Related commands</text:p>
          </table:table-cell>
          <table:table-cell table:style-name="Table1.A1" table:number-columns-spanned="4" office:value-type="string">
            <text:p text:style-name="P9">:TIMebase:DELay:SCALe </text:p>
            <text:p text:style-name="P9">:TIMebase[:MAIN]:OFFSet</text:p>
            <text:p text:style-name="P9">:TIMebase[:MAIN]:SCALe </text:p>
          </table:table-cell>
          <table:covered-table-cell/>
          <table:covered-table-cell/>
          <table:covered-table-cell/>
        </table:table-row>
      </table:table>
      <text:list xml:id="list212315079779517" text:continue-numbering="true" text:style-name="Outline">
        <text:list-item>
          <text:list>
            <text:list-item>
              <text:h text:style-name="Heading_20_2" text:outline-level="2"><text:bookmark text:name="tim_del_scal"/>:TIMebase:DELay:SCALe</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20"><text:bookmark text:name="_scpi_tim_del_scal"/>:TIMebase:DELay:SCALe &lt;scale_value&gt;</text:p>
            <text:p text:style-name="P20"><text:bookmark text:name="_scpi_tim_del_scal2"/>:TIMebase:DELay:SCALe?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10">Set or query the delayed timebase scale. The default unit is s/div. <text:s/></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table_5f_body_5f_left"/>
          </table:table-cell>
          <table:table-cell table:style-name="Table2.A1" office:value-type="string">
            <text:p text:style-name="P1">&lt;scale_value&gt; </text:p>
          </table:table-cell>
          <table:table-cell table:style-name="Table2.A1" office:value-type="string">
            <text:p text:style-name="P1">Real </text:p>
          </table:table-cell>
          <table:table-cell table:style-name="Table2.A1" office:value-type="string">
            <text:p text:style-name="P11">See Explanation</text:p>
          </table:table-cell>
          <table:table-cell table:style-name="Table2.A1" office:value-type="string">
            <text:p text:style-name="P12">500ns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list xml:id="list212313784475569" text:continue-list="list1375089344" text:style-name="List_20_1">
              <text:list-item>
                <text:p text:style-name="List_20_1_20_Start">The maximum of &lt;scale_value&gt; is the main timebase scale currently set and the minimum is related to the current sample rate (satisfying the inequality: current sample rate * delayed timebase scale * 7 ≥ 14) and is no less than 1ns. </text:p>
              </text:list-item>
              <text:list-item>
                <text:p text:style-name="List_20_1_20_Start"><text:soft-page-break/>The delayed timebase scale can only be the maximum or the value decreased from the maximum in 1-2-5 step. If the minimum calculated by the inequality mentioned above is not a settable value, the larger settable value that is nearest to the calculated value will be used as the minimum. If the value set is between two settable values, the smaller one will be used as the delayed timebase scale automatically. </text:p>
              </text:list-item>
              <text:list-item>
                <text:p text:style-name="List_20_1_20_Start">For example, when the main timebase scale currently set is 10.00μs and the sample rate is 500MSa/s, the maximum of &lt;scale_value&gt; is 10.00μs. The minimum is calculated using the inequality: ≥ 14 / (500MSa/s * 7) = 40ns. Taking the larger settable value that is nearest to the calculated value, the minimum is 50ns. At this point, if 0.000009 (namely 9μs) is set, the instrument sets the delayed timebase scale to 5μs. </text:p>
              </text:list-item>
            </text:list>
          </table:table-cell>
          <table:covered-table-cell/>
          <table:covered-table-cell/>
          <table:covered-table-cell/>
        </table:table-row>
        <table:table-row table:style-name="Table2.3">
          <table:table-cell table:style-name="Table2.A1" office:value-type="string">
            <text:p text:style-name="table_5f_body_5f_left">Return format</text:p>
          </table:table-cell>
          <table:table-cell table:style-name="Table2.A1" table:number-columns-spanned="4" office:value-type="string">
            <text:p text:style-name="P9">The query returns the scale in scientific notation. <text:s/></text:p>
          </table:table-cell>
          <table:covered-table-cell/>
          <table:covered-table-cell/>
          <table:covered-table-cell/>
        </table:table-row>
        <table:table-row table:style-name="Table2.3">
          <table:table-cell table:style-name="Table2.A1" office:value-type="string">
            <text:p text:style-name="table_5f_body_5f_left">Example</text:p>
          </table:table-cell>
          <table:table-cell table:style-name="Table2.A1" table:number-columns-spanned="4" office:value-type="string">
            <text:p text:style-name="P10">:TIMebase:DELay:SCALe 0.00000005 <text:s text:c="2"/>/*Set the delayed timebase scale to 50ns*/ </text:p>
            <text:p text:style-name="P9">:TIMebase:DELay:SCALe? <text:s text:c="12"/>/*The query returns 5.0000000e-08*/ </text:p>
          </table:table-cell>
          <table:covered-table-cell/>
          <table:covered-table-cell/>
          <table:covered-table-cell/>
        </table:table-row>
        <table:table-row table:style-name="Table2.3">
          <table:table-cell table:style-name="Table2.A1" office:value-type="string">
            <text:p text:style-name="P3">Related command</text:p>
          </table:table-cell>
          <table:table-cell table:style-name="Table2.A1" table:number-columns-spanned="4" office:value-type="string">
            <text:p text:style-name="P15">:TIMebase[:MAIN]:SCALe </text:p>
          </table:table-cell>
          <table:covered-table-cell/>
          <table:covered-table-cell/>
          <table:covered-table-cell/>
        </table:table-row>
      </table:table>
      <text:list xml:id="list212314125205714" text:continue-list="list212315079779517" text:style-name="Outline">
        <text:list-item>
          <text:list>
            <text:list-item>
              <text:h text:style-name="Heading_20_2" text:outline-level="2"><text:bookmark text:name="tim_offs"/>:TIMebase[:MAIN]:OFFSet <text: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P13"><text:bookmark text:name="_scpi_tim_offs"/>:TIMebase[:MAIN]:OFFSet &lt;offset&gt;</text:p>
            <text:p text:style-name="P13"><text:bookmark text:name="_scpi_tim_offs2"/>:TIMebase[:MAIN]:OFFSet?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10">Set or query the main timebase offset. The default unit is s. <text:span text:style-name="Default_20_Paragraph_20_Font"><text:span text:style-name="T2"><text:s/></text:span></text:span></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table_5f_body_5f_left"/>
          </table:table-cell>
          <table:table-cell table:style-name="Table4.A1" office:value-type="string">
            <text:p text:style-name="P9">&lt;offset&gt; </text:p>
          </table:table-cell>
          <table:table-cell table:style-name="Table4.A1" office:value-type="string">
            <text:p text:style-name="P9">Real </text:p>
          </table:table-cell>
          <table:table-cell table:style-name="Table4.A1" office:value-type="string">
            <text:p text:style-name="P9">-Screen/2 to 1s or -Screen/2 to 5000s </text:p>
          </table:table-cell>
          <table:table-cell table:style-name="Table4.A1" office:value-type="string">
            <text:p text:style-name="P9">0 </text:p>
          </table:table-cell>
        </table:table-row>
        <table:table-row table:style-name="Table4.3">
          <table:table-cell table:style-name="Table4.A1" office:value-type="string">
            <text:p text:style-name="table_5f_body_5f_left">Explanation</text:p>
          </table:table-cell>
          <table:table-cell table:style-name="Table4.A1" table:number-columns-spanned="4" office:value-type="string">
            <text:list xml:id="list208990329" text:style-name="L1">
              <text:list-item>
                <text:p text:style-name="P25">This command is invalid when the horizontal timebase mode is Roll and the oscilloscope is in the Run state. <text:s/></text:p>
              </text:list-item>
              <text:list-item>
                <text:p text:style-name="P26">When the horizontal timebase mode is YT and the horizontal timebase is 200ms or larger (namely the “Slow Sweep” mode), this command is invalid when the oscilloscope in the Stoping state. </text:p>
              </text:list-item>
            </text:list>
          </table:table-cell>
          <table:covered-table-cell/>
          <table:covered-table-cell/>
          <table:covered-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9">The query returns the offset in scientific notation. <text:s/></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9">:TIMebase:MAIN:OFFSet 0.0002 <text:s text:c="2"/>/*Set the main timebase offset to 20ms*/ </text:p>
            <text:p text:style-name="P9">:TIMebase:MAIN:OFFSet? <text:s text:c="8"/>/*The query returns 2.0000000e-04*/ </text:p>
          </table:table-cell>
          <table:covered-table-cell/>
          <table:covered-table-cell/>
          <table:covered-table-cell/>
        </table:table-row>
        <table:table-row table:style-name="Table4.3">
          <table:table-cell table:style-name="Table4.A1" office:value-type="string">
            <text:p text:style-name="P4">Related command<text:span text:style-name="T3">s</text:span></text:p>
          </table:table-cell>
          <table:table-cell table:style-name="Table4.A1" table:number-columns-spanned="4" office:value-type="string">
            <text:p text:style-name="P9">:TIMebase:MODE </text:p>
            <text:p text:style-name="P9">:TIMebase[:MAIN]:SCALe </text:p>
            <text:p text:style-name="P9">:RUN </text:p>
            <text:p text:style-name="P9">:STOP </text:p>
          </table:table-cell>
          <table:covered-table-cell/>
          <table:covered-table-cell/>
          <table:covered-table-cell/>
        </table:table-row>
      </table:table>
      <text:list xml:id="list212313505372083" text:continue-list="list212314125205714" text:style-name="Outline">
        <text:list-item>
          <text:list>
            <text:list-item>
              <text:h text:style-name="Heading_20_2" text:outline-level="2"><text:bookmark text:name="tim_scal"/>:TIMebase[:MAIN]:SCALe</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13"><text:bookmark text:name="_scpi_tim_scal"/>:TIMebase[:MAIN]:SCALe &lt;scale_value&gt;</text:p>
            <text:p text:style-name="P13"><text:bookmark text:name="_scpi_tim_scal2"/>:TIMebase[:MAIN]:SCALe?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10">Set or query the main timebase scale. The default unit is s/div.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table_5f_body_5f_left"/>
          </table:table-cell>
          <table:table-cell table:style-name="Table5.A1" office:value-type="string">
            <text:p text:style-name="P1">&lt;scale_value&gt; </text:p>
          </table:table-cell>
          <table:table-cell table:style-name="Table5.A1" office:value-type="string">
            <text:p text:style-name="P9">Real </text:p>
          </table:table-cell>
          <table:table-cell table:style-name="Table5.A1" office:value-type="string">
            <text:p text:style-name="P21">Normal: 5ns to 50s in 1-2-5 step Roll: 200ms to 50s in 1-2-5 step </text:p>
          </table:table-cell>
          <table:table-cell table:style-name="Table5.A1" office:value-type="string">
            <text:p text:style-name="P1">1μs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p text:style-name="P9">When the horizontal timebase mode is YT and the horizontal timebase is 200ms or larger (namely the “Slow Sweep” mode), this command is invalid when the oscilloscope in the Stoping state. <text:s/></text:p>
          </table:table-cell>
          <table:covered-table-cell/>
          <table:covered-table-cell/>
          <table:covered-table-cell/>
        </table:table-row>
        <table:table-row table:style-name="Table5.3">
          <table:table-cell table:style-name="Table5.A1" office:value-type="string">
            <text:p text:style-name="table_5f_body_5f_left">Return format</text:p>
          </table:table-cell>
          <table:table-cell table:style-name="Table5.A1" table:number-columns-spanned="4" office:value-type="string">
            <text:p text:style-name="P9">The query returns the main timebase scale in scientific notation. <text:s/></text:p>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9">:TIMebase:MAIN:SCALe 0.0002 <text:s text:c="2"/>/*Set the main timebase scale to 200μs*/ </text:p>
            <text:p text:style-name="P9">:TIMebase:MAIN:SCALe? <text:s text:c="7"/>/*The query returns 2.0000000e-04*/ </text:p>
          </table:table-cell>
          <table:covered-table-cell/>
          <table:covered-table-cell/>
          <table:covered-table-cell/>
        </table:table-row>
        <table:table-row table:style-name="Table5.3">
          <table:table-cell table:style-name="Table5.A1" office:value-type="string">
            <text:p text:style-name="P4">Related command</text:p>
          </table:table-cell>
          <table:table-cell table:style-name="Table5.A1" table:number-columns-spanned="4" office:value-type="string">
            <text:p text:style-name="P9">:TIMebase:MODE </text:p>
          </table:table-cell>
          <table:covered-table-cell/>
          <table:covered-table-cell/>
          <table:covered-table-cell/>
        </table:table-row>
      </table:table>
      <text:list xml:id="list212313907735001" text:continue-numbering="true" text:style-name="Outline">
        <text:list-item>
          <text:list>
            <text:list-item>
              <text:h text:style-name="Heading_20_2" text:outline-level="2"><text:bookmark text:name="tim_mode"/><text:soft-page-break/>:TIMebase:MODE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22"><text:bookmark text:name="_scpi_tim_mode"/>:TIMebase:MODE &lt;mode&gt;</text:p>
            <text:p text:style-name="P22"><text:bookmark text:name="_scpi_tim_mode2"/>:TIMebase:MODE?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10">Set or query the mode of the horizontal timebase. <text:s/></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P6"/>
          </table:table-cell>
          <table:table-cell table:style-name="Table6.A1" office:value-type="string">
            <text:p text:style-name="P1">&lt;mode&gt; </text:p>
          </table:table-cell>
          <table:table-cell table:style-name="Table6.A1" office:value-type="string">
            <text:p text:style-name="P9">Discrete </text:p>
          </table:table-cell>
          <table:table-cell table:style-name="Table6.A1" office:value-type="string">
            <text:p text:style-name="P1">{MAIN|XY|ROLL} </text:p>
          </table:table-cell>
          <table:table-cell table:style-name="Table6.A1" office:value-type="string">
            <text:p text:style-name="P1">MAIN </text:p>
          </table:table-cell>
        </table:table-row>
        <table:table-row table:style-name="Table6.3">
          <table:table-cell table:style-name="Table6.A1" office:value-type="string">
            <text:p text:style-name="table_5f_body_5f_left">Return format</text:p>
          </table:table-cell>
          <table:table-cell table:style-name="Table6.A1" table:number-columns-spanned="4" office:value-type="string">
            <text:p text:style-name="P9">The query returns MAIN, XY or ROLL. <text:s/></text:p>
          </table:table-cell>
          <table:covered-table-cell/>
          <table:covered-table-cell/>
          <table:covered-table-cell/>
        </table:table-row>
        <table:table-row table:style-name="Table6.3">
          <table:table-cell table:style-name="Table6.A1" office:value-type="string">
            <text:p text:style-name="table_5f_body_5f_left">Example</text:p>
          </table:table-cell>
          <table:table-cell table:style-name="Table6.A1" table:number-columns-spanned="4" office:value-type="string">
            <text:p text:style-name="P10">:TIMebase:MODE XY <text:s text:c="3"/>/*Set the horizontal timebase mode to XY*/ </text:p>
            <text:p text:style-name="P9">:TIMebase:MODE? <text:s text:c="5"/>/*The query returns XY*/ </text:p>
          </table:table-cell>
          <table:covered-table-cell/>
          <table:covered-table-cell/>
          <table:covered-table-cell/>
        </table:table-row>
        <table:table-row table:style-name="Table6.3">
          <table:table-cell table:style-name="Table6.A1" office:value-type="string">
            <text:p text:style-name="P5">Related command<text:span text:style-name="T4">s</text:span></text:p>
          </table:table-cell>
          <table:table-cell table:style-name="Table6.A1" table:number-columns-spanned="4" office:value-type="string">
            <text:p text:style-name="P14">:TIMebase:DELay:OFFSet </text:p>
            <text:p text:style-name="P14">:TIMebase:DELay:SCALe </text:p>
            <text:p text:style-name="P14">:TIMebase[:MAIN]:OFFSet </text:p>
            <text:p text:style-name="P14">:TIMebase[:MAIN]:SCALe </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1" style:display-name="WW_CharLFO13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2" style:display-name="WW_CharLFO13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3" style:display-name="WW_CharLFO13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4" style:display-name="WW_CharLFO13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5" style:display-name="WW_CharLFO13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6" style:display-name="WW_CharLFO13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7" style:display-name="WW_CharLFO13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8" style:display-name="WW_CharLFO13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9" style:display-name="WW_CharLFO13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1" style:display-name="WW_CharLFO13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2" style:display-name="WW_CharLFO13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3" style:display-name="WW_CharLFO13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4" style:display-name="WW_CharLFO13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5" style:display-name="WW_CharLFO13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6" style:display-name="WW_CharLFO13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7" style:display-name="WW_CharLFO13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8" style:display-name="WW_CharLFO13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9" style:display-name="WW_CharLFO13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1" style:display-name="WW_CharLFO13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2" style:display-name="WW_CharLFO13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3" style:display-name="WW_CharLFO13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4" style:display-name="WW_CharLFO13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5" style:display-name="WW_CharLFO13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6" style:display-name="WW_CharLFO13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7" style:display-name="WW_CharLFO13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8" style:display-name="WW_CharLFO13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9" style:display-name="WW_CharLFO13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1" style:display-name="WW_CharLFO14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2" style:display-name="WW_CharLFO14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3" style:display-name="WW_CharLFO14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4" style:display-name="WW_CharLFO14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5" style:display-name="WW_CharLFO14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6" style:display-name="WW_CharLFO14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7" style:display-name="WW_CharLFO14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8" style:display-name="WW_CharLFO14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9" style:display-name="WW_CharLFO14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1" style:display-name="WW_CharLFO14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2" style:display-name="WW_CharLFO14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3" style:display-name="WW_CharLFO14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4" style:display-name="WW_CharLFO14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5" style:display-name="WW_CharLFO14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6" style:display-name="WW_CharLFO14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7" style:display-name="WW_CharLFO14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8" style:display-name="WW_CharLFO14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9" style:display-name="WW_CharLFO14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1" style:display-name="WW_CharLFO14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2" style:display-name="WW_CharLFO14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3" style:display-name="WW_CharLFO14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4" style:display-name="WW_CharLFO14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5" style:display-name="WW_CharLFO14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6" style:display-name="WW_CharLFO14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7" style:display-name="WW_CharLFO14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8" style:display-name="WW_CharLFO14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9" style:display-name="WW_CharLFO14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1" style:display-name="WW_CharLFO15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2" style:display-name="WW_CharLFO15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3" style:display-name="WW_CharLFO15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4" style:display-name="WW_CharLFO15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5" style:display-name="WW_CharLFO15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6" style:display-name="WW_CharLFO15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7" style:display-name="WW_CharLFO15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8" style:display-name="WW_CharLFO15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9" style:display-name="WW_CharLFO15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1" style:display-name="WW_CharLFO15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2" style:display-name="WW_CharLFO15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3" style:display-name="WW_CharLFO15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4" style:display-name="WW_CharLFO15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5" style:display-name="WW_CharLFO15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6" style:display-name="WW_CharLFO15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7" style:display-name="WW_CharLFO15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8" style:display-name="WW_CharLFO15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9" style:display-name="WW_CharLFO15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TIMebase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IMebase Commands </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TIMebase Commands</dc:title>
    <meta:document-statistic meta:table-count="6" meta:image-count="0" meta:object-count="0" meta:page-count="3" meta:paragraph-count="168" meta:word-count="706" meta:character-count="5143" meta:non-whitespace-character-count="4456"/>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